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Georgia" svg:font-family="Georgia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roman" style:font-pitch="fixed"/>
    <style:font-face style:name="Tahoma" svg:font-family="Tahoma" style:font-pitch="variable"/>
    <style:font-face style:name="Georgia1" svg:font-family="Georgia" style:font-adornments="Standard" style:font-family-generic="roman" style:font-pitch="variable"/>
    <style:font-face style:name="ITC Officina Sans Book" svg:font-family="'ITC Officina Sans Book'" style:font-family-generic="swiss" style:font-pitch="variable"/>
  </office:font-face-decls>
  <office:automatic-styles>
    <style:style style:name="P1" style:family="paragraph" style:parent-style-name="Title" style:master-page-name="">
      <style:paragraph-properties style:page-number="auto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okation</text:p>
      <text:p text:style-name="Text_20_body">»Warum nicht provozieren«, dachte Gerhard, »diese Burschen haben das falsche Bewußtsein. Und ihre albernen Motorräder sind nun wirklich kein schöner Anblick.«</text:p>
      <text:p text:style-name="Text_20_body">Es sollte sein letzter Besuch in dieser Kneipe werd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Georgia" svg:font-family="Georgia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roman" style:font-pitch="fixed"/>
    <style:font-face style:name="Tahoma" svg:font-family="Tahoma" style:font-pitch="variable"/>
    <style:font-face style:name="Georgia1" svg:font-family="Georgia" style:font-adornments="Standard" style:font-family-generic="roman" style:font-pitch="variable"/>
    <style:font-face style:name="ITC Officina Sans Book" svg:font-family="'ITC Officina Sans Book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Georgia" fo:font-size="12pt" fo:language="de" fo:country="D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Georgia1" fo:font-size="11pt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fo:margin-top="0cm" fo:margin-bottom="0cm" style:line-height-at-least="0.73cm" fo:hyphenation-ladder-count="no-limit" style:page-number="auto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>
      <style:paragraph-properties fo:margin-top="0.7cm" fo:margin-bottom="0cm"/>
      <style:text-properties fo:font-style="italic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1.02cm" fo:margin-bottom="0.21cm" fo:text-align="center" style:justify-single-word="false" fo:keep-with-next="always"/>
      <style:text-properties fo:letter-spacing="0.07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22pt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 style:master-page-name="">
      <style:paragraph-properties style:page-number="auto"/>
      <style:text-properties fo:font-size="18pt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6pt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/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7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small-caps" fo:font-size="8pt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>
      <style:paragraph-properties fo:margin-top="0.21cm" fo:margin-bottom="0.21cm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="100%" fo:margin-left="0cm" fo:margin-right="0cm" fo:margin-top="0.199cm" fo:margin-bottom="0.499cm" fo:line-height="100%" fo:text-align="center" style:justify-single-word="false" fo:text-indent="0cm" style:auto-text-indent="false" style:page-number="auto" fo:padding="0cm" fo:border="none"/>
      <style:text-properties fo:font-size="22pt"/>
    </style:style>
    <style:style style:name="Subtitle" style:family="paragraph" style:parent-style-name="Title" style:class="chapter">
      <style:paragraph-properties fo:margin-top="0.199cm" fo:margin-bottom="0.801cm"/>
      <style:text-properties fo:font-size="14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Autor" style:family="paragraph" style:parent-style-name="Heading" style:next-style-name="Title" style:class="text">
      <style:paragraph-properties fo:margin-top="0.6cm" fo:margin-bottom="0.199cm"/>
      <style:text-properties fo:font-size="12pt"/>
    </style:style>
    <style:style style:name="Reizwortreihe" style:family="paragraph" style:parent-style-name="Text_20_body" style:class="text">
      <style:paragraph-properties fo:margin-top="0.25cm" fo:margin-bottom="0.25cm" fo:text-align="center" style:justify-single-word="false" fo:hyphenation-ladder-count="no-limit"/>
      <style:text-properties fo:font-style="italic" fo:hyphenate="false" fo:hyphenation-remain-char-count="2" fo:hyphenation-push-char-count="2"/>
    </style:style>
    <style:style style:name="Vers" style:family="paragraph" style:parent-style-name="Text_20_body" style:class="text">
      <style:text-properties fo:color="#008080"/>
    </style:style>
    <style:style style:name="Vers_20_zentriert" style:display-name="Vers zentriert" style:family="paragraph" style:parent-style-name="Vers" style:class="text">
      <style:paragraph-properties fo:text-align="center" style:justify-single-word="false"/>
    </style:style>
    <style:style style:name="Footnote_20_Symbol" style:display-name="Footnote Symbol" style:family="text"/>
    <style:style style:name="Page_20_Number" style:display-name="Page Number" style:family="text">
      <style:text-properties style:font-name="ITC Officina Sans Book" fo:font-size="7pt" fo:letter-spacing="0.071cm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ndnote_20_Symbol" style:display-name="Endnote Symbol" style:family="text"/>
    <style:style style:name="Line_20_numbering" style:display-name="Line numbering" style:family="text">
      <style:text-properties style:font-name="Courier New" fo:font-size="9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text-transform="uppercase"/>
    </style:style>
    <style:style style:name="Example" style:family="text">
      <style:text-properties style:font-name="Courier New1"/>
    </style:style>
    <style:style style:name="Reizwort" style:family="text">
      <style:text-properties fo:font-style="italic"/>
    </style:style>
    <style:style style:name="Eigenname" style:family="text" style:parent-style-name="Basis">
      <style:text-properties fo:font-style="italic" fo:background-color="transparent"/>
    </style:style>
    <style:style style:name="Versalien" style:family="text" style:parent-style-name="Basis">
      <style:text-properties fo:text-transform="uppercase"/>
    </style:style>
    <style:style style:name="Mediäval-Ziffern" style:family="text" style:parent-style-name="Basis">
      <style:text-properties fo:font-variant="small-caps" fo:color="#800080" fo:font-weight="normal"/>
    </style:style>
    <style:style style:name="Basi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Dialog" text:consecutive-numbering="true">
      <text:list-level-style-bullet text:level="1" text:style-name="Bullet_20_Symbols" text:bullet-char="–">
        <style:list-level-properties text:space-before="0.635cm" text:min-label-width="0.635cm"/>
        <style:text-properties fo:font-family="Arial" style:font-style-name="Standard" style:font-family-generic="swiss" style:font-pitch="variable"/>
      </text:list-level-style-bullet>
      <text:list-level-style-bullet text:level="2" text:style-name="Bullet_20_Symbols" text:bullet-char="–">
        <style:list-level-properties text:space-before="1.905cm" text:min-label-width="0.635cm"/>
        <style:text-properties fo:font-family="Arial" style:font-style-name="Standard" style:font-family-generic="swiss" style:font-pitch="variable"/>
      </text:list-level-style-bullet>
      <text:list-level-style-bullet text:level="3" text:style-name="Bullet_20_Symbols" text:bullet-char="–">
        <style:list-level-properties text:space-before="3.175cm" text:min-label-width="0.635cm"/>
        <style:text-properties fo:font-family="Arial" style:font-style-name="Standard" style:font-family-generic="swiss" style:font-pitch="variable"/>
      </text:list-level-style-bullet>
      <text:list-level-style-bullet text:level="4" text:style-name="Bullet_20_Symbols" text:bullet-char="–">
        <style:list-level-properties text:space-before="4.445cm" text:min-label-width="0.635cm"/>
        <style:text-properties fo:font-family="Arial" style:font-style-name="Standard" style:font-family-generic="swiss" style:font-pitch="variable"/>
      </text:list-level-style-bullet>
      <text:list-level-style-bullet text:level="5" text:style-name="Bullet_20_Symbols" text:bullet-char="–">
        <style:list-level-properties text:space-before="5.715cm" text:min-label-width="0.635cm"/>
        <style:text-properties fo:font-family="Arial" style:font-style-name="Standard" style:font-family-generic="swiss" style:font-pitch="variable"/>
      </text:list-level-style-bullet>
      <text:list-level-style-bullet text:level="6" text:style-name="Bullet_20_Symbols" text:bullet-char="–">
        <style:list-level-properties text:space-before="6.985cm" text:min-label-width="0.635cm"/>
        <style:text-properties fo:font-family="Arial" style:font-style-name="Standard" style:font-family-generic="swiss" style:font-pitch="variable"/>
      </text:list-level-style-bullet>
      <text:list-level-style-bullet text:level="7" text:style-name="Bullet_20_Symbols" text:bullet-char="–">
        <style:list-level-properties text:space-before="8.255cm" text:min-label-width="0.635cm"/>
        <style:text-properties fo:font-family="Arial" style:font-style-name="Standard" style:font-family-generic="swiss" style:font-pitch="variable"/>
      </text:list-level-style-bullet>
      <text:list-level-style-bullet text:level="8" text:style-name="Bullet_20_Symbols" text:bullet-char="–">
        <style:list-level-properties text:space-before="9.525cm" text:min-label-width="0.635cm"/>
        <style:text-properties fo:font-family="Arial" style:font-style-name="Standard" style:font-family-generic="swiss" style:font-pitch="variable"/>
      </text:list-level-style-bullet>
      <text:list-level-style-bullet text:level="9" text:style-name="Bullet_20_Symbols" text:bullet-char="–">
        <style:list-level-properties text:space-before="10.795cm" text:min-label-width="0.635cm"/>
        <style:text-properties fo:font-family="Arial" style:font-style-name="Standard" style:font-family-generic="swiss" style:font-pitch="variable"/>
      </text:list-level-style-bullet>
      <text:list-level-style-bullet text:level="10" text:style-name="Bullet_20_Symbols" text:bullet-char="–">
        <style:list-level-properties text:space-before="4.502cm" text:min-label-width="0.499cm"/>
        <style:text-properties fo:font-family="Arial" style:font-style-name="Standard" style:font-family-generic="swiss" style:font-pitch="variable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3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3cm" fo:margin-left="0cm" fo:margin-right="0cm" fo:margin-top="0.801cm" style:shadow="non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3cm" fo:margin-bottom="3cm" fo:margin-left="3cm" fo:margin-right="6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7cm" fo:margin-left="0cm" fo:margin-right="0cm" fo:margin-bottom="1cm" fo:border-top="none" fo:border-bottom="0.141cm solid #c0c0c0" fo:border-left="none" fo:border-right="none" fo:padding="0.049cm"/>
      </style:header-style>
      <style:footer-style>
        <style:header-footer-properties svg:height="1.6cm" fo:margin-left="0cm" fo:margin-right="0cm" fo:margin-top="0.6cm"/>
      </style:footer-style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page-number text:select-page="current"/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Provokation</dc:title>
    <meta:creation-date>2008-11-16T20:04:25</meta:creation-date>
    <dc:date>2011-05-26T19:52:51.05</dc:date>
    <dc:language>de-DE</dc:language>
    <meta:editing-cycles>5</meta:editing-cycles>
    <meta:editing-duration>PT3M22S</meta:editing-duration>
    <meta:document-statistic meta:table-count="0" meta:image-count="0" meta:object-count="0" meta:page-count="1" meta:paragraph-count="5" meta:word-count="32" meta:character-count="226"/>
    <meta:user-defined meta:name="Info 1"/>
    <meta:user-defined meta:name="Info 2"/>
    <meta:user-defined meta:name="Info 3"/>
    <meta:user-defined meta:name="Info 4"/>
    <meta:template xlink:type="simple" xlink:actuate="onRequest" xlink:title="Arbeitsvorlage" xlink:href="../../../../../../../Programme/StarOffice7/user/template/Arbeitsvorlage.stw" meta:date="2010-06-27T09:42:51.63"/>
  </office:meta>
</office:document-meta>
</file>